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2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cm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cm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cm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cm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cm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cm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Tri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number-columns-repeated="2" table:default-cell-style-name="Default"/>
        <table:table-column table:style-name="co6" table:number-columns-repeated="3" table:default-cell-style-name="ce16"/>
        <table:table-column table:style-name="co6" table:number-columns-repeated="6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79];&quot;High&quot;;[.D5:.D79])" office:value-type="float" office:value="122">
            <text:p>122</text:p>
          </table:table-cell>
          <table:table-cell table:formula="of:=SUMPRODUCT(([.C5:.C79]=&quot;High&quot;)*([.E5:.E79]=&quot;x&quot;)*[.D5:.D79])" office:value-type="float" office:value="25">
            <text:p>25</text:p>
          </table:table-cell>
          <table:table-cell table:formula="of:=SUMPRODUCT(([.C5:.C79]=&quot;High&quot;)*([.F5:.F79]=&quot;x&quot;)*[.D5:.D79])" office:value-type="float" office:value="12">
            <text:p>12</text:p>
          </table:table-cell>
          <table:table-cell table:style-name="Default" table:formula="of:=SUMPRODUCT(([.C5:.C79]=&quot;High&quot;)*([.G5:.G79]=&quot;x&quot;)*[.D5:.D79])" office:value-type="float" office:value="45">
            <text:p>45</text:p>
          </table:table-cell>
          <table:table-cell table:style-name="Default" table:formula="of:=SUMPRODUCT(([.C5:.C79]=&quot;High&quot;)*([.H5:.H79]=&quot;x&quot;)*[.D5:.D79])" office:value-type="float" office:value="18">
            <text:p>18</text:p>
          </table:table-cell>
          <table:table-cell table:style-name="Default" table:formula="of:=SUMPRODUCT(([.C5:.C79]=&quot;High&quot;)*([.I5:.I79]=&quot;x&quot;)*[.D5:.D79])" office:value-type="float" office:value="20">
            <text:p>20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79];&quot;Medium&quot;;[.D5:.D79])" office:value-type="float" office:value="0">
            <text:p>0</text:p>
          </table:table-cell>
          <table:table-cell table:formula="of:=SUMPRODUCT(([.C5:.C79]=&quot;Medium&quot;)*([.E5:.E79]=&quot;x&quot;)*[.D5:.D79])" office:value-type="float" office:value="0">
            <text:p>0</text:p>
          </table:table-cell>
          <table:table-cell table:formula="of:=SUMPRODUCT(([.C5:.C79]=&quot;Medium&quot;)*([.F5:.F79]=&quot;x&quot;)*[.D5:.D79])" office:value-type="float" office:value="0">
            <text:p>0</text:p>
          </table:table-cell>
          <table:table-cell table:style-name="Default" table:formula="of:=SUMPRODUCT(([.C5:.C79]=&quot;Medium&quot;)*([.G5:.G79]=&quot;x&quot;)*[.D5:.D79])" office:value-type="float" office:value="0">
            <text:p>0</text:p>
          </table:table-cell>
          <table:table-cell table:style-name="Default" table:formula="of:=SUMPRODUCT(([.C5:.C79]=&quot;Medium&quot;)*([.H5:.H79]=&quot;x&quot;)*[.D5:.D79])" office:value-type="float" office:value="0">
            <text:p>0</text:p>
          </table:table-cell>
          <table:table-cell table:style-name="Default" table:formula="of:=SUMPRODUCT(([.C5:.C79]=&quot;Medium&quot;)*([.I5:.I79]=&quot;x&quot;)*[.D5:.D79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79];&quot;Low&quot;;[.D5:.D79])" office:value-type="float" office:value="1">
            <text:p>1</text:p>
          </table:table-cell>
          <table:table-cell table:formula="of:=SUMPRODUCT(([.C5:.C79]=&quot;Low&quot;)*([.E5:.E79]=&quot;x&quot;)*[.D5:.D79])" office:value-type="float" office:value="0">
            <text:p>0</text:p>
          </table:table-cell>
          <table:table-cell table:formula="of:=SUMPRODUCT(([.C5:.C79]=&quot;Low&quot;)*([.F5:.F79]=&quot;x&quot;)*[.D5:.D79])" office:value-type="float" office:value="0">
            <text:p>0</text:p>
          </table:table-cell>
          <table:table-cell table:style-name="Default" table:formula="of:=SUMPRODUCT(([.C5:.C79]=&quot;Low&quot;)*([.G5:.G79]=&quot;x&quot;)*[.D5:.D79])" office:value-type="float" office:value="1">
            <text:p>1</text:p>
          </table:table-cell>
          <table:table-cell table:style-name="Default" table:formula="of:=SUMPRODUCT(([.C5:.C79]=&quot;Low&quot;)*([.H5:.H79]=&quot;x&quot;)*[.D5:.D79])" office:value-type="float" office:value="0">
            <text:p>0</text:p>
          </table:table-cell>
          <table:table-cell table:style-name="Default" table:formula="of:=SUMPRODUCT(([.C5:.C79]=&quot;Low&quot;)*([.I5:.I79]=&quot;x&quot;)*[.D5:.D79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3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i.nguyen</text:p>
          </table:table-cell>
          <table:table-cell table:style-name="ce24" office:value-type="string">
            <text:p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25" table:number-columns-repeated="49"/>
        </table:table-row>
        <table:table-row table:style-name="ro2">
          <table:table-cell table:style-name="ce16" office:value-type="string">
            <text:p>SMOKE_CS_0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Smoke/CS/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CS_0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Smoke/CS/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CS_0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Smoke/CS/Calenda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CS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Smoke/CS/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CS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Smoke/CS/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CS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Smoke/CS/Mail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CS_03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Smoke/CS/Conta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CS_03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Smoke/CS/Conta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CS_03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Smoke/CS/Contac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CS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Smoke/CS/Cha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CS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Smoke/CS/Cha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CS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Smoke/CS/Cha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ECMS_01</text:p>
          </table:table-cell>
          <table:table-cell table:style-name="ce16" office:value-type="string">
            <text:p>SmokeTests - wcm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Smoke/ecms/wc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ECMS_01</text:p>
          </table:table-cell>
          <table:table-cell table:style-name="ce16" office:value-type="string">
            <text:p>SmokeTests - wc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Smoke/ecms/wc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ECMS_01</text:p>
          </table:table-cell>
          <table:table-cell table:style-name="ce16" office:value-type="string">
            <text:p>SmokeTests - wc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Smoke/ecms/wc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Smoke/ecms/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Smoke/ecms/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ECMS_02</text:p>
          </table:table-cell>
          <table:table-cell office:value-type="string">
            <text:p>SmokeTests - s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Smoke/ecms/s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ECMS_03</text:p>
          </table:table-cell>
          <table:table-cell table:style-name="ce16" office:value-type="string">
            <text:p>SmokeTests - adm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Smoke/ecms/admi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ECMS_03</text:p>
          </table:table-cell>
          <table:table-cell table:style-name="ce16" office:value-type="string">
            <text:p>SmokeTests - ad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Smoke/ecms/admi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ECMS_03</text:p>
          </table:table-cell>
          <table:table-cell table:style-name="ce16" office:value-type="string">
            <text:p>SmokeTests - ad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office:value-type="string">
            <text:p>x</text:p>
          </table:table-cell>
          <table:table-cell/>
          <table:table-cell table:style-name="ce16" office:value-type="string">
            <text:p>Smoke/ecms/admi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Smoke/ecms/wk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Smoke/ecms/wk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ECMS_04</text:p>
          </table:table-cell>
          <table:table-cell office:value-type="string">
            <text:p>SmokeTests - wk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Smoke/ecms/wkf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GATEIN_0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/>
          <table:table-cell table:style-name="ce16" office:value-type="string">
            <text:p>x</text:p>
          </table:table-cell>
          <table:table-cell table:number-columns-repeated="3"/>
          <table:table-cell table:style-name="ce16" office:value-type="string">
            <text:p>Smoke/gatein01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GATEIN_0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number-columns-repeated="3"/>
          <table:table-cell table:style-name="ce16" office:value-type="string">
            <text:p>Smoke/gatein01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GATEIN_0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ce16" office:value-type="string">
            <text:p>x</text:p>
          </table:table-cell>
          <table:table-cell table:number-columns-repeated="3"/>
          <table:table-cell table:style-name="ce16" office:value-type="string">
            <text:p>Smoke/gatein01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Ho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Ho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1</text:p>
          </table:table-cell>
          <table:table-cell office:value-type="string">
            <text:p>SmokeTest - Ho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Ho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2</text:p>
          </table:table-cell>
          <table:table-cell table:style-name="ce16" office:value-type="string">
            <text:p>SmokeTest - Space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2</text:p>
          </table:table-cell>
          <table:table-cell table:style-name="ce16" office:value-type="string">
            <text:p>SmokeTest -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2</text:p>
          </table:table-cell>
          <table:table-cell table:style-name="ce16" office:value-type="string">
            <text:p>SmokeTest -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3</text:p>
          </table:table-cell>
          <table:table-cell office:value-type="string">
            <text:p>Smoke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Calenda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4</text:p>
          </table:table-cell>
          <table:table-cell table:style-name="ce16" office:value-type="string">
            <text:p>SmokeTest - Wiki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Wiki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4</text:p>
          </table:table-cell>
          <table:table-cell table:style-name="ce16" office:value-type="string">
            <text:p>SmokeTest - Wiki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Wiki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4</text:p>
          </table:table-cell>
          <table:table-cell table:style-name="ce16" office:value-type="string">
            <text:p>SmokeTest - Wiki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Wiki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Sites Explor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Sites Explor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5</text:p>
          </table:table-cell>
          <table:table-cell office:value-type="string">
            <text:p>SmokeTest - Sites Explor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Sites Explor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6</text:p>
          </table:table-cell>
          <table:table-cell table:style-name="ce16" office:value-type="string">
            <text:p>SmokeTest - Forum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6</text:p>
          </table:table-cell>
          <table:table-cell table:style-name="ce16" office:value-type="string">
            <text:p>SmokeTest - Foru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6</text:p>
          </table:table-cell>
          <table:table-cell table:style-name="ce16" office:value-type="string">
            <text:p>SmokeTest -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7</text:p>
          </table:table-cell>
          <table:table-cell office:value-type="string">
            <text:p>SmokeTest - Space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Applic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8</text:p>
          </table:table-cell>
          <table:table-cell table:style-name="ce16" office:value-type="string">
            <text:p>SmokeTest - IDE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I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8</text:p>
          </table:table-cell>
          <table:table-cell table:style-name="ce16" office:value-type="string">
            <text:p>SmokeTest - I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I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PLF_INT_08</text:p>
          </table:table-cell>
          <table:table-cell table:style-name="ce16" office:value-type="string">
            <text:p>SmokeTest - I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6" office:value-type="string">
            <text:p>Smoke/Integration/I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CMI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CMI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PLF_INT_09</text:p>
          </table:table-cell>
          <table:table-cell office:value-type="string">
            <text:p>SmokeTest - CMI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 table:number-columns-repeated="3"/>
          <table:table-cell office:value-type="string">
            <text:p>Smoke/Integration/CMI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Trial\Regist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Trial\Registr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NF_NAG_01</text:p>
          </table:table-cell>
          <table:table-cell table:style-name="ce16" office:value-type="string">
            <text:p>SniffTest - Verify Nag screen first start page navigation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Portal\Trial\Registr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3"/>
          <table:table-cell office:value-type="string">
            <text:p>Portal/terms an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office:value-type="string">
            <text:p>Portal/terms an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office:value-type="string">
            <text:p>Portal/terms a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KS_01</text:p>
          </table:table-cell>
          <table:table-cell table:style-name="ce16" office:value-type="string">
            <text:p>SmokeTest - Forum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Smoke/ks/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KS_01</text:p>
          </table:table-cell>
          <table:table-cell table:style-name="ce16" office:value-type="string">
            <text:p>SmokeTest - Foru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Smoke/ks/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KS_01</text:p>
          </table:table-cell>
          <table:table-cell table:style-name="ce16" office:value-type="string">
            <text:p>SmokeTest -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Smoke/ks/forum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KS_02</text:p>
          </table:table-cell>
          <table:table-cell office:value-type="string">
            <text:p>SmokeTest - Answers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answer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KS_02</text:p>
          </table:table-cell>
          <table:table-cell office:value-type="string">
            <text:p>SmokeTest - Answ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answer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KS_02</text:p>
          </table:table-cell>
          <table:table-cell office:value-type="string">
            <text:p>SmokeTest -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answer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KS_03</text:p>
          </table:table-cell>
          <table:table-cell table:style-name="ce16" office:value-type="string">
            <text:p>SmokeTest - FAQ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Smoke/ks/faq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KS_03</text:p>
          </table:table-cell>
          <table:table-cell table:style-name="ce16" office:value-type="string">
            <text:p>SmokeTest - FAQ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Smoke/ks/faq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KS_03</text:p>
          </table:table-cell>
          <table:table-cell table:style-name="ce16" office:value-type="string">
            <text:p>SmokeTest - FAQ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Smoke/ks/faq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Smoke_KS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wiki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KS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wiki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Smoke_KS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Smoke/ks/wiki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Smoke_SOC_01</text:p>
          </table:table-cell>
          <table:table-cell table:style-name="ce16" office:value-type="string">
            <text:p>SmokeTests - SOC</text:p>
          </table:table-cell>
          <table:table-cell office:value-type="string">
            <text:p>High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Smoke/Soci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SOC_01</text:p>
          </table:table-cell>
          <table:table-cell table:style-name="ce16" office:value-type="string">
            <text:p>SmokeTests - SOC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Smoke/Social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Smoke_SOC_01</text:p>
          </table:table-cell>
          <table:table-cell table:style-name="ce16" office:value-type="string">
            <text:p>SmokeTests - SOC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 office:value-type="string">
            <text:p>x</text:p>
          </table:table-cell>
          <table:table-cell table:number-columns-repeated="2"/>
          <table:table-cell table:style-name="ce16" office:value-type="string">
            <text:p>Smoke/Social</text:p>
          </table:table-cell>
          <table:table-cell table:style-name="ce16" table:number-columns-repeated="5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/04/2012</text:date>, <text:time>16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6:07:13.51</dc:date>
    <meta:editing-duration>PT2H21M30S</meta:editing-duration>
    <meta:editing-cycles>19</meta:editing-cycles>
    <meta:generator>OpenOffice.org/3.3$Win32 OpenOffice.org_project/330m20$Build-9567</meta:generator>
    <meta:document-statistic meta:table-count="2" meta:cell-count="463" meta:object-count="0"/>
    <meta:user-defined meta:name="Info 1"/>
    <meta:user-defined meta:name="Info 2"/>
    <meta:user-defined meta:name="Info 3"/>
    <meta:user-defined meta:name="Info 4"/>
  </office:meta>
</office:document-meta>
</file>